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ra aplicar estilos na página HTML, você pode usar a tag `&lt;style&gt;` no cabeçalho `&lt;head&gt;` do seu documento HTML. Dentro dessa tag, você pode adicionar as regras de estilo utilizando a sintaxe do CSS. Por exemplo:</text:span></text:p>
      <text:p text:style-name="P1"><text:span text:style-name="T1"/></text:p>
      <text:p text:style-name="P1"><text:span text:style-name="T1">```html</text:span></text:p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head&gt;</text:span></text:p>
      <text:p text:style-name="P1"><text:span text:style-name="T1"><text:s text:c="4"/>&lt;style&gt;</text:span></text:p>
      <text:p text:style-name="P1"><text:span text:style-name="T1"><text:s text:c="8"/>body {</text:span></text:p>
      <text:p text:style-name="P1"><text:span text:style-name="T1"><text:s text:c="12"/>font-family: Arial, sans-serif;</text:span></text:p>
      <text:p text:style-name="P1"><text:span text:style-name="T1"><text:s text:c="12"/>background-color: #f2f2f2;</text:span></text:p>
      <text:p text:style-name="P1"><text:span text:style-name="T1"><text:s text:c="12"/>color: #333;</text:span></text:p>
      <text:p text:style-name="P1"><text:span text:style-name="T1"><text:s text:c="12"/>margin: 0;</text:span></text:p>
      <text:p text:style-name="P1"><text:span text:style-name="T1"><text:s text:c="12"/>padding: 20px;</text:span></text:p>
      <text:p text:style-name="P1"><text:span text:style-name="T1"><text:s text:c="8"/>}</text:span></text:p>
      <text:p text:style-name="P1"><text:span text:style-name="T1"><text:s text:c="8"/></text:span></text:p>
      <text:p text:style-name="P1"><text:span text:style-name="T1"><text:s text:c="8"/>h1 {</text:span></text:p>
      <text:p text:style-name="P1"><text:span text:style-name="T1"><text:s text:c="12"/>font-size: 24px;</text:span></text:p>
      <text:p text:style-name="P1"><text:span text:style-name="T1"><text:s text:c="12"/>color: #ff5500;</text:span></text:p>
      <text:p text:style-name="P1"><text:span text:style-name="T1"><text:s text:c="8"/>}</text:span></text:p>
      <text:p text:style-name="P1"><text:span text:style-name="T1"><text:s text:c="8"/></text:span></text:p>
      <text:p text:style-name="P1"><text:span text:style-name="T1"><text:s text:c="8"/>p {</text:span></text:p>
      <text:p text:style-name="P1"><text:span text:style-name="T1"><text:s text:c="12"/>font-size: 16px;</text:span></text:p>
      <text:p text:style-name="P1"><text:span text:style-name="T1"><text:s text:c="12"/>line-height: 1.5;</text:span></text:p>
      <text:p text:style-name="P1"><text:span text:style-name="T1"><text:s text:c="8"/>}</text:span></text:p>
      <text:p text:style-name="P1"><text:span text:style-name="T1"><text:s text:c="8"/></text:span></text:p>
      <text:p text:style-name="P1"><text:span text:style-name="T1"><text:s text:c="8"/>.container {</text:span></text:p>
      <text:p text:style-name="P1"><text:span text:style-name="T1"><text:s text:c="12"/>max-width: 600px;</text:span></text:p>
      <text:p text:style-name="P1"><text:span text:style-name="T1"><text:s text:c="12"/>margin: 0 auto;</text:span></text:p>
      <text:p text:style-name="P1"><text:span text:style-name="T1"><text:s text:c="8"/>}</text:span></text:p>
      <text:p text:style-name="P1"><text:span text:style-name="T1"><text:s text:c="8"/></text:span></text:p>
      <text:p text:style-name="P1"><text:span text:style-name="T1"><text:s text:c="8"/>.section {</text:span></text:p>
      <text:p text:style-name="P1"><text:span text:style-name="T1"><text:s text:c="12"/>padding: 15px;</text:span></text:p>
      <text:p text:style-name="P1"><text:span text:style-name="T1"><text:s text:c="12"/>background-color: #fff;</text:span></text:p>
      <text:p text:style-name="P1"><text:span text:style-name="T1"><text:s text:c="12"/>margin-bottom: 20px;</text:span></text:p>
      <text:p text:style-name="P1"><text:span text:style-name="T1"><text:s text:c="12"/>border: 1px solid #ddd;</text:span></text:p>
      <text:p text:style-name="P1"><text:span text:style-name="T1"><text:s text:c="8"/>}</text:span></text:p>
      <text:p text:style-name="P1"><text:span text:style-name="T1"><text:s text:c="4"/>&lt;/sty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<text:s text:c="4"/>&lt;div class="container"&gt;</text:span></text:p>
      <text:p text:style-name="P1"><text:span text:style-name="T1"><text:s text:c="8"/>&lt;div class="section"&gt;</text:span></text:p>
      <text:p text:style-name="P1"><text:span text:style-name="T1"><text:s text:c="12"/>&lt;h1&gt;Título da página&lt;/h1&gt;</text:span></text:p>
      <text:p text:style-name="P1"><text:span text:style-name="T1"><text:s text:c="12"/>&lt;p&gt;Conteúdo da página...&lt;/p&gt;</text:span></text:p>
      <text:p text:style-name="P1"><text:span text:style-name="T1"><text:s text:c="8"/>&lt;/div&gt;</text:span></text:p>
      <text:p text:style-name="P1"><text:span text:style-name="T1"><text:s text:c="4"/>&lt;/div&gt;</text:span></text:p>
      <text:p text:style-name="P1"><text:span text:style-name="T1">&lt;/body&gt;</text:span></text:p>
      <text:p text:style-name="P1"><text:span text:style-name="T1">&lt;/html&gt;</text:span></text:p>
      <text:p text:style-name="P1"><text:span text:style-name="T1">```</text:span></text:p>
      <text:p text:style-name="P1"><text:span text:style-name="T1"/></text:p>
      <text:p text:style-name="P1"><text:span text:style-name="T1">Neste exemplo, estou aplicando os seguintes estilos:</text:span></text:p>
      <text:p text:style-name="P1"><text:span text:style-name="T1"/></text:p>
      <text:p text:style-name="P1"><text:span text:style-name="T1">- O fundo do corpo (`body`) é definido como `#f2f2f2` (cinza claro).</text:span></text:p>
      <text:p text:style-name="P1"><text:span text:style-name="T1">- O texto do corpo (`body`) é definido como `#333` (cinza escuro).</text:span></text:p>
      <text:p text:style-name="P1"><text:span text:style-name="T1">- A margem e o preenchimento do corpo (`body`) são definidos como `20px`.</text:span></text:p>
      <text:p text:style-name="P1"><text:span text:style-name="T1">- O título (`h1`) tem tamanho de fonte de `24px` e cor laranja (`#ff5500`).</text:span></text:p>
      <text:p text:style-name="P1"><text:span text:style-name="T1">- O parágrafo (`p`) tem uma fonte de tamanho `16px` e `1.5` de espaçamento entre linhas.</text:span></text:p>
      <text:p text:style-name="P1"><text:span text:style-name="T1">- A classe `.container` define uma largura máxima de `600px` e centraliza horizontalmente com `margin: 0 auto`.</text:span></text:p>
      <text:p text:style-name="P1"><text:span text:style-name="T1">- A classe `.section` adiciona um espaçamento interno de `15px`, um fundo branco, uma margem inferior de `20px` e uma borda de `1px` sólida cinza (`#ddd`).</text:span></text:p>
      <text:p text:style-name="P1"><text:span text:style-name="T1"/></text:p>
      <text:p text:style-name="P1"><text:span text:style-name="T1">Você pode experimentar e adicionar mais estilos conforme a necessidade da sua página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